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style:font-size-asian="10.5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style:text-underline-style="none" style:font-size-asian="10.5pt" style:font-size-complex="12pt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style:text-underline-style="none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style:font-size-asian="12.25pt" style:font-size-complex="14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1.75cm" fo:min-width="1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1.75cm" fo:min-width="1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00cc" draw:textarea-horizontal-align="justify" draw:textarea-vertical-align="middle" draw:auto-grow-height="false" fo:min-height="0.08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00" draw:textarea-horizontal-align="justify" draw:textarea-vertical-align="middle" draw:auto-grow-height="false" fo:min-height="0.08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eeeeee" draw:marker-start="" draw:marker-start-width="0.199cm" draw:marker-start-center="false" draw:marker-end="" draw:marker-end-width="0.199cm" draw:marker-end-center="false" draw:fill="solid" draw:fill-color="#dddddd" draw:textarea-horizontal-align="justify" draw:textarea-vertical-align="middle" draw:auto-grow-height="false" fo:min-height="1.75cm" fo:min-width="1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00cc" draw:textarea-horizontal-align="justify" draw:textarea-vertical-align="middle" draw:auto-grow-height="false" fo:min-height="0.08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00" draw:textarea-horizontal-align="justify" draw:textarea-vertical-align="middle" draw:auto-grow-height="false" fo:min-height="0.08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7.1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1.75cm" fo:min-width="1.499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solid" svg:stroke-width="0cm" svg:stroke-color="#eeeeee" draw:marker-start="" draw:marker-start-width="0.199cm" draw:marker-start-center="false" draw:marker-end="" draw:marker-end-width="0.199cm" draw:marker-end-center="false" draw:fill="solid" draw:fill-color="#dddddd" draw:textarea-horizontal-align="justify" draw:textarea-vertical-align="middle" draw:auto-grow-height="false" fo:min-height="1.75cm" fo:min-width="1.499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écification Epreuve</text:p>
      <text:p text:style-name="P2"/>
      <text:p text:style-name="P2"/>
      <text:p text:style-name="P3"/>
      <text:p text:style-name="P3"><text:tab/><text:span text:style-name="T1">Objectifs</text:span></text:p>
      <text:p text:style-name="P2"/>
      <text:p text:style-name="P3">Chaque robot doit :</text:p>
      <text:p text:style-name="P3"/>
      <text:list xml:id="list8837583102519287846" text:style-name="L1">
        <text:list-item>
          <text:p text:style-name="P6">Se repérer et repérer son coéquipier</text:p>
        </text:list-item>
        <text:list-item>
          <text:p text:style-name="P6">Rejoindre son coéquipier </text:p>
        </text:list-item>
        <text:list-item>
          <text:p text:style-name="P6">Traverser avec son coéquipier la zone de passage afin de valider l’épreuve</text:p>
        </text:list-item>
      </text:list>
      <text:p text:style-name="P8"/>
      <text:p text:style-name="P1"><draw:g text:anchor-type="paragraph" draw:z-index="0" draw:style-name="gr1"><draw:line draw:style-name="gr2" draw:text-style-name="P9" svg:x1="4.804cm" svg:y1="1.532cm" svg:x2="12.804cm" svg:y2="1.533cm"><text:p/></draw:line><draw:line draw:style-name="gr3" draw:text-style-name="P9" svg:x1="4.805cm" svg:y1="1.532cm" svg:x2="4.804cm" svg:y2="9.532cm"><text:p/></draw:line><draw:line draw:style-name="gr4" draw:text-style-name="P9" svg:x1="4.804cm" svg:y1="9.532cm" svg:x2="12.804cm" svg:y2="9.533cm"><text:p/></draw:line><draw:line draw:style-name="gr5" draw:text-style-name="P9" svg:x1="12.806cm" svg:y1="1.532cm" svg:x2="12.805cm" svg:y2="9.532cm"><text:p/></draw:line><draw:custom-shape draw:style-name="gr6" draw:text-style-name="P9" svg:width="2.001cm" svg:height="2.001cm" svg:x="5.805cm" svg:y="4.532cm"><text:p/><draw:enhanced-geometry svg:viewBox="0 0 21600 21600" draw:type="rectangle" draw:enhanced-path="M 0 0 L 21600 0 21600 21600 0 21600 0 0 Z N"/></draw:custom-shape><draw:custom-shape draw:style-name="gr7" draw:text-style-name="P9" svg:width="1.999cm" svg:height="2.001cm" svg:x="9.805cm" svg:y="4.532cm"><text:p/><draw:enhanced-geometry svg:viewBox="0 0 21600 21600" draw:type="rectangle" draw:enhanced-path="M 0 0 L 21600 0 21600 21600 0 21600 0 0 Z N"/></draw:custom-shape><draw:custom-shape draw:style-name="gr8" draw:text-style-name="P9" svg:width="1.001cm" svg:height="1.001cm" svg:x="6.104cm" svg:y="7.53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9" draw:text-style-name="P9" svg:width="1.001cm" svg:height="1.001cm" draw:transform="rotate (1.5707963267946) translate (11.1054444444444cm 3.53054166666667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10" draw:text-style-name="P9" svg:width="2.001cm" svg:height="2.001cm" svg:x="7.805cm" svg:y="4.532cm"><text:p/><draw:enhanced-geometry svg:viewBox="0 0 21600 21600" draw:type="rectangle" draw:enhanced-path="M 0 0 L 21600 0 21600 21600 0 21600 0 0 Z N"/></draw:custom-shape><draw:custom-shape draw:style-name="gr11" draw:text-style-name="P9" svg:width="0.999cm" svg:height="1.001cm" svg:x="3.605cm" svg:y="10.53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12" draw:text-style-name="P9" svg:width="0.999cm" svg:height="1.001cm" svg:x="3.605cm" svg:y="12.033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13" draw:text-style-name="P11" svg:width="5.402cm" svg:height="7.556cm" svg:x="5.704cm" svg:y="10.633cm"><draw:text-box><text:p text:style-name="P10"><text:span text:style-name="T3">Robot 1</text:span></text:p><text:p text:style-name="P10"><text:span text:style-name="T3"/></text:p><text:p text:style-name="P10"><text:span text:style-name="T3">Robot 2</text:span></text:p><text:p text:style-name="P10"><text:span text:style-name="T3"/></text:p><text:p text:style-name="P10"><text:span text:style-name="T3">Obstacle</text:span></text:p><text:p text:style-name="P10"><text:span text:style-name="T3"/></text:p><text:p text:style-name="P10"><text:span text:style-name="T3"/></text:p><text:p text:style-name="P10"><text:span text:style-name="T3"/></text:p><text:p text:style-name="P10"><text:span text:style-name="T3">Zone de passage</text:span></text:p></draw:text-box></draw:frame></draw:g><draw:custom-shape text:anchor-type="paragraph" draw:z-index="1" draw:style-name="gr14" draw:text-style-name="P9" svg:width="1.999cm" svg:height="1.999cm" svg:x="3.581cm" svg:y="13.363cm"><text:p/><draw:enhanced-geometry svg:viewBox="0 0 21600 21600" draw:type="rectangle" draw:enhanced-path="M 0 0 L 21600 0 21600 21600 0 21600 0 0 Z N"/></draw:custom-shape><draw:custom-shape text:anchor-type="paragraph" draw:z-index="2" draw:style-name="gr15" draw:text-style-name="P9" svg:width="1.999cm" svg:height="1.999cm" svg:x="3.581cm" svg:y="16.327cm"><text:p/><draw:enhanced-geometry svg:viewBox="0 0 21600 21600" draw:type="rectangle" draw:enhanced-path="M 0 0 L 21600 0 21600 21600 0 21600 0 0 Z N"/></draw:custom-shape>Terrain de jeu (80 * 80 cm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5:40:34.488333536</meta:creation-date>
    <dc:date>2017-06-12T19:16:14.33</dc:date>
    <meta:editing-duration>PT31M58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7" meta:word-count="38" meta:character-count="215"/>
  </office:meta>
</office:document-meta>
</file>